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900">
      <style:graphic-properties/>
    </style:style>
    <style:style style:family="graphic" style:name="a901">
      <style:graphic-properties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9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page2" draw:style-name="a895" draw:master-page-name="Master1-Layout7-blank-Pusty" presentation:presentation-page-layout-name="Master1-PPL7" draw:id="Slide-257">
        <draw:frame draw:id="id83" presentation:style-name="a899" draw:name="Tytuł 1" svg:x="0.59055in" svg:y="0.54598in" svg:width="4.76378in" svg:height="0.43757in" presentation:class="title" presentation:placeholder="false">
          <draw:text-box>
            <text:p text:style-name="a898" text:class-names="" text:cond-style-name=""><text:span text:style-name="a896" text:class-names="">Przepustowość dysków</text:span><text:span text:style-name="a897" text:class-names=""/></text:p>
          </draw:text-box>
          <svg:title/>
          <svg:desc/>
        </draw:frame>
        <draw:frame draw:id="id84" draw:style-name="a900" draw:name="Symbol zastępczy wykresu 2" svg:x="0.55118in" svg:y="1.21878in" svg:width="4.84134in" svg:height="3.59606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  <draw:frame draw:id="id85" draw:style-name="a901" draw:name="Symbol zastępczy wykresu 3" svg:x="5.47608in" svg:y="1.21518in" svg:width="4.83976in" svg:height="3.59803in" style:rel-width="scale" style:rel-height="scale" presentation:class="chart" presentation:placeholder="false">
          <draw:object xlink:href="Object 2/" xlink:type="simple" xlink:show="embed" xlink:actuate="onLoad"/>
          <svg:title/>
          <svg:desc/>
        </draw:frame>
        <draw:frame draw:id="id86" presentation:style-name="a904" draw:name="Tytuł 4" svg:x="5.51181in" svg:y="0.56862in" svg:width="4.76378in" svg:height="0.43757in" presentation:class="title" presentation:placeholder="false">
          <draw:text-box>
            <text:p text:style-name="a903" text:class-names="" text:cond-style-name=""><text:span text:style-name="a902" text:class-names="">Szybkość dysków</text:span></text:p>
          </draw:text-box>
          <svg:title/>
          <svg:desc/>
        </draw:frame>
        <presentation:notes draw:style-name="a917">
          <draw:frame draw:id="id87" draw:style-name="a908" draw:name="Symbol zastępczy daty 2" svg:x="4.68229in" svg:y="0in" svg:width="3.58333in" svg:height="0.58681in">
            <draw:text-box>
              <text:p text:style-name="a907" text:class-names="" text:cond-style-name=""><text:span text:style-name="a905" text:class-names=""><text:date text:fixed="false" style:data-style-name="a906"/></text:span></text:p>
            </draw:text-box>
            <svg:title/>
            <svg:desc/>
          </draw:frame>
          <draw:frame draw:id="id88" draw:style-name="a911" draw:name="Symbol zastępczy numeru slajdu 12" svg:x="4.67953in" svg:y="11.10827in" svg:width="3.5878in" svg:height="0.58425in">
            <draw:text-box>
              <text:p text:style-name="a910" text:class-names="" text:cond-style-name=""><text:span text:style-name="a909" text:class-names=""><text:page-number style:num-format="1" text:fixed="false"/></text:span></text:p>
            </draw:text-box>
            <svg:title/>
            <svg:desc/>
          </draw:frame>
          <draw:frame draw:id="id89" draw:style-name="a914" draw:name="Symbol zastępczy numeru slajdu 6" svg:x="4.67953in" svg:y="11.10827in" svg:width="3.5878in" svg:height="0.58425in">
            <draw:text-box>
              <text:p text:style-name="a913" text:class-names="" text:cond-style-name=""><text:span text:style-name="a912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90" presentation:style-name="a915" draw:name="Symbol zastępczy obrazu slajdu 1">
            <svg:title/>
            <svg:desc/>
          </draw:page-thumbnail>
          <draw:frame draw:id="id91" presentation:style-name="a916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918" draw:master-page-name="Master1-Layout7-blank-Pusty" presentation:presentation-page-layout-name="Master1-PPL7" draw:id="Slide-258">
        <draw:frame draw:id="id92" presentation:style-name="a922" draw:name="Tytuł 1" svg:x="0.55118in" svg:y="0.20472in" svg:width="9.92087in" svg:height="1.12008in" presentation:class="title" presentation:placeholder="false">
          <draw:text-box>
            <text:p text:style-name="a921" text:class-names="" text:cond-style-name=""><text:span text:style-name="a919" text:class-names="">Jaki wpływ ma stosowanie szybkich dysków</text:span><text:span text:style-name="a920" text:class-names=""/></text:p>
          </draw:text-box>
          <svg:title/>
          <svg:desc/>
        </draw:frame>
        <draw:frame draw:id="id93" presentation:style-name="a936" draw:name="Symbol zastępczy tekstu 2" svg:x="0.55118in" svg:y="1.45079in" svg:width="9.92087in" svg:height="3.59606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3" text:class-names="">Szybszy dostęp do danych</text:span><text:span text:style-name="a924" text:class-names=""/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Zwiększenie wydajności w grach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Przyspieszenie rozwoju technologii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Szybka praca w chmurze</text:span></text:p>
              </text:list-item>
            </text:list>
          </draw:text-box>
          <svg:title/>
          <svg:desc/>
        </draw:frame>
        <presentation:notes draw:style-name="a949">
          <draw:frame draw:id="id94" draw:style-name="a940" draw:name="Symbol zastępczy daty 2" svg:x="4.68229in" svg:y="0in" svg:width="3.58333in" svg:height="0.58681in">
            <draw:text-box>
              <text:p text:style-name="a939" text:class-names="" text:cond-style-name=""><text:span text:style-name="a937" text:class-names=""><text:date text:fixed="false" style:data-style-name="a938"/></text:span></text:p>
            </draw:text-box>
            <svg:title/>
            <svg:desc/>
          </draw:frame>
          <draw:frame draw:id="id95" draw:style-name="a943" draw:name="Symbol zastępczy numeru slajdu 12" svg:x="4.67953in" svg:y="11.10827in" svg:width="3.5878in" svg:height="0.58425in">
            <draw:text-box>
              <text:p text:style-name="a942" text:class-names="" text:cond-style-name=""><text:span text:style-name="a941" text:class-names=""><text:page-number style:num-format="1" text:fixed="false"/></text:span></text:p>
            </draw:text-box>
            <svg:title/>
            <svg:desc/>
          </draw:frame>
          <draw:frame draw:id="id96" draw:style-name="a946" draw:name="Symbol zastępczy numeru slajdu 6" svg:x="4.67953in" svg:y="11.10827in" svg:width="3.5878in" svg:height="0.58425in">
            <draw:text-box>
              <text:p text:style-name="a945" text:class-names="" text:cond-style-name=""><text:span text:style-name="a944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97" presentation:style-name="a947" draw:name="Symbol zastępczy obrazu slajdu 1">
            <svg:title/>
            <svg:desc/>
          </draw:page-thumbnail>
          <draw:frame draw:id="id98" presentation:style-name="a948" draw:name="Symbol zastępczy notatek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ajd tytułowy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ytuł i zawartość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Nagłówek sekcji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wa elementy zawartości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Porównanie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ylko tytuł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Pusty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Zawartość z podpisem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Obraz z podpisem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ytuł i tekst pionowy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ytuł pionowy i teks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draw:fill="none" draw:stroke="non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draw:fill="none" draw:stroke="non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draw:fill="none" draw:stroke="non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draw:fill="none" draw:stroke="non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draw:fill="none" draw:stroke="non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draw:fill="none" draw:stroke="non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draw:fill="none" draw:stroke="non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draw:fill="none" draw:stroke="non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draw:fill="none" draw:stroke="non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8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5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7">
      <style:graphic-properties draw:fill="none" draw:stroke="none"/>
    </style:style>
    <style:style style:family="paragraph" style:name="a6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omyślny" style:page-layout-name="pageLayout1" draw:style-name="a0">
      <draw:frame draw:id="id0" presentation:style-name="a3" draw:name="Symbol zastępczy tytułu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Symbol zastępczy tekstu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ymbol zastępczy daty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Symbol zastępczy stopki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ymbol zastępczy numeru slajdu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74">
        <draw:frame draw:id="id5" presentation:style-name="a31" draw:name="Symbol zastępczy nagłówka 1" svg:x="0in" svg:y="0in" svg:width="3.58333in" svg:height="0.58681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Symbol zastępczy daty 2" svg:x="4.68229in" svg:y="0in" svg:width="3.58333in" svg:height="0.58681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/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36" draw:name="Symbol zastępczy obrazu slajdu 3">
          <svg:title/>
          <svg:desc/>
        </draw:page-thumbnail>
        <draw:frame draw:id="id8" presentation:style-name="a51" draw:name="Symbol zastępczy notatek 4" svg:x="0.82639in" svg:y="5.62674in" svg:width="6.61458in" svg:height="4.60417in" presentation:class="notes" presentation:placeholder="false">
          <draw:text-box>
            <text:p text:style-name="a38" text:class-names="" text:cond-style-name=""><text:span text:style-name="a37" text:class-names="">Kliknij, aby edytować style wzorca tekstu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Drugi poziom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52" draw:name="Symbol zastępczy obrazu slajdu 7">
          <svg:title/>
          <svg:desc/>
        </draw:page-thumbnail>
        <draw:frame draw:id="id10" presentation:style-name="a55" draw:name="Symbol zastępczy notatek 8" svg:x="0.82677in" svg:y="5.55394in" svg:width="6.61378in" svg:height="5.26142in" presentation:class="notes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1" presentation:style-name="a58" draw:name="Symbol zastępczy nagłówka 9" svg:x="0in" svg:y="0in" svg:width="3.5878in" svg:height="0.58425in" presentation:class="head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2" presentation:style-name="a61" draw:name="Symbol zastępczy daty 10" svg:x="4.67953in" svg:y="0in" svg:width="3.5878in" svg:height="0.58425in" presentation:class="date-time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4" draw:name="Symbol zastępczy stopki 11" svg:x="0in" svg:y="11.10827in" svg:width="3.5878in" svg:height="0.58425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4" presentation:style-name="a67" draw:name="Symbol zastępczy numeru slajdu 12" svg:x="4.67953in" svg:y="11.10827in" svg:width="3.5878in" svg:height="0.58425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  <draw:frame draw:id="id15" presentation:style-name="a70" draw:name="Symbol zastępczy stopki 5" svg:x="0in" svg:y="11.1059in" svg:width="3.58333in" svg:height="0.58681in" presentation:class="foot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6" presentation:style-name="a73" draw:name="Symbol zastępczy numeru slajdu 6" svg:x="4.68229in" svg:y="11.1059in" svg:width="3.58333in" svg:height="0.58681in" presentation:class="page-number" presentation:placeholder="false">
          <draw:text-box>
            <text:p text:style-name="a72" text:class-names="" text:cond-style-name=""><text:span text:style-name="a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75">
      <draw:frame draw:id="id17" presentation:style-name="a78" draw:name="Tytuł 1" svg:x="1.37847in" svg:y="1.01563in" svg:width="8.26736in" svg:height="2.15799in" presentation:class="title" presentation:placeholder="false">
        <draw:text-box>
          <text:p text:style-name="a77" text:class-names="" text:cond-style-name=""><text:span text:style-name="a76" text:class-names="">Kliknij, aby edytować styl</text:span></text:p>
        </draw:text-box>
        <svg:title/>
        <svg:desc/>
      </draw:frame>
      <draw:frame draw:id="id18" presentation:style-name="a81" draw:name="Podtytuł 2" svg:x="1.37847in" svg:y="3.25694in" svg:width="8.26736in" svg:height="1.49826in" presentation:class="subtitle" presentation:placeholder="false">
        <draw:text-box>
          <text:p text:style-name="a80" text:class-names="" text:cond-style-name=""><text:span text:style-name="a79" text:class-names="">Kliknij, aby edytować styl wzorca podtytułu</text:span></text:p>
        </draw:text-box>
        <svg:title/>
        <svg:desc/>
      </draw:frame>
      <draw:frame draw:id="id19" presentation:style-name="a84" draw:name="Symbol zastępczy daty 3" svg:x="0.55118in" svg:y="5.64882in" svg:width="2.56811in" svg:height="0.42717in" presentation:class="date-time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0" presentation:style-name="a87" draw:name="Symbol zastępczy stopki 4" svg:x="3.77008in" svg:y="5.64882in" svg:width="3.49409in" svg:height="0.42717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1" presentation:style-name="a90" draw:name="Symbol zastępczy numeru slajdu 5" svg:x="7.90394in" svg:y="5.64882in" svg:width="2.56811in" svg:height="0.42717in" presentation:class="page-number" presentation:placeholder="false">
        <draw:text-box>
          <text:p text:style-name="a89" text:class-names="" text:cond-style-name=""><text:span text:style-name="a88" text:class-names=""><text:page-number style:num-format="1" text:fixed="false"/></text:span></text:p>
        </draw:text-box>
        <svg:title/>
        <svg:desc/>
      </draw:frame>
      <presentation:notes style:page-layout-name="pageLayout2" draw:style-name="a136">
        <draw:frame draw:id="id5" presentation:style-name="a93" draw:name="Symbol zastępczy nagłówka 1" svg:x="0in" svg:y="0in" svg:width="3.58333in" svg:height="0.58681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6" presentation:style-name="a97" draw:name="Symbol zastępczy daty 2" svg:x="4.68229in" svg:y="0in" svg:width="3.58333in" svg:height="0.58681in" presentation:class="date-time" presentation:placeholder="false">
          <draw:text-box>
            <text:p text:style-name="a96" text:class-names="" text:cond-style-name=""><text:span text:style-name="a94" text:class-names=""><text:date text:fixed="false" style:data-style-name="a95"/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98" draw:name="Symbol zastępczy obrazu slajdu 3">
          <svg:title/>
          <svg:desc/>
        </draw:page-thumbnail>
        <draw:frame draw:id="id8" presentation:style-name="a113" draw:name="Symbol zastępczy notatek 4" svg:x="0.82639in" svg:y="5.62674in" svg:width="6.61458in" svg:height="4.60417in" presentation:class="notes" presentation:placeholder="false">
          <draw:text-box>
            <text:p text:style-name="a100" text:class-names="" text:cond-style-name=""><text:span text:style-name="a99" text:class-names="">Kliknij, aby edytować style wzorca tekstu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Drugi poziom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114" draw:name="Symbol zastępczy obrazu slajdu 7">
          <svg:title/>
          <svg:desc/>
        </draw:page-thumbnail>
        <draw:frame draw:id="id10" presentation:style-name="a117" draw:name="Symbol zastępczy notatek 8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1" presentation:style-name="a120" draw:name="Symbol zastępczy nagłówka 9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2" presentation:style-name="a123" draw:name="Symbol zastępczy daty 10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3" presentation:style-name="a126" draw:name="Symbol zastępczy stopki 11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4" presentation:style-name="a129" draw:name="Symbol zastępczy numeru slajdu 12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  <draw:frame draw:id="id15" presentation:style-name="a132" draw:name="Symbol zastępczy stopki 5" svg:x="0in" svg:y="11.1059in" svg:width="3.58333in" svg:height="0.58681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6" presentation:style-name="a135" draw:name="Symbol zastępczy numeru slajdu 6" svg:x="4.68229in" svg:y="11.1059in" svg:width="3.58333in" svg:height="0.58681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37">
      <draw:frame draw:id="id22" presentation:style-name="a140" draw:name="Tytuł 1" svg:x="0.55118in" svg:y="0.24724in" svg:width="9.92087in" svg:height="1.03504in" presentation:class="title" presentation:placeholder="false">
        <draw:text-box>
          <text:p text:style-name="a139" text:class-names="" text:cond-style-name=""><text:span text:style-name="a138" text:class-names="">Kliknij, aby edytować styl</text:span></text:p>
        </draw:text-box>
        <svg:title/>
        <svg:desc/>
      </draw:frame>
      <draw:frame draw:id="id23" presentation:style-name="a155" draw:name="Symbol zastępczy zawartości 2" svg:x="0.55118in" svg:y="1.45079in" svg:width="9.92087in" svg:height="3.59606in" presentation:class="object" presentation:placeholder="false">
        <draw:text-box>
          <text:p text:style-name="a142" text:class-names="" text:cond-style-name=""><text:span text:style-name="a141" text:class-names="">Kliknij, aby edytować style wzorca tekstu</text:span></text:p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Drugi poziom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8" draw:name="Symbol zastępczy daty 3" svg:x="0.55118in" svg:y="5.64882in" svg:width="2.56811in" svg:height="0.42717in" presentation:class="date-time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25" presentation:style-name="a161" draw:name="Symbol zastępczy stopki 4" svg:x="3.77008in" svg:y="5.64882in" svg:width="3.49409in" svg:height="0.42717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6" presentation:style-name="a164" draw:name="Symbol zastępczy numeru slajdu 5" svg:x="7.90394in" svg:y="5.64882in" svg:width="2.56811in" svg:height="0.42717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/></text:span></text:p>
        </draw:text-box>
        <svg:title/>
        <svg:desc/>
      </draw:frame>
      <presentation:notes style:page-layout-name="pageLayout2" draw:style-name="a210">
        <draw:frame draw:id="id5" presentation:style-name="a167" draw:name="Symbol zastępczy nagłówka 1" svg:x="0in" svg:y="0in" svg:width="3.58333in" svg:height="0.58681in" presentation:class="header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6" presentation:style-name="a171" draw:name="Symbol zastępczy daty 2" svg:x="4.68229in" svg:y="0in" svg:width="3.58333in" svg:height="0.58681in" presentation:class="date-time" presentation:placeholder="false">
          <draw:text-box>
            <text:p text:style-name="a170" text:class-names="" text:cond-style-name=""><text:span text:style-name="a168" text:class-names=""><text:date text:fixed="false" style:data-style-name="a169"/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172" draw:name="Symbol zastępczy obrazu slajdu 3">
          <svg:title/>
          <svg:desc/>
        </draw:page-thumbnail>
        <draw:frame draw:id="id8" presentation:style-name="a187" draw:name="Symbol zastępczy notatek 4" svg:x="0.82639in" svg:y="5.62674in" svg:width="6.61458in" svg:height="4.60417in" presentation:class="notes" presentation:placeholder="false">
          <draw:text-box>
            <text:p text:style-name="a174" text:class-names="" text:cond-style-name=""><text:span text:style-name="a173" text:class-names="">Kliknij, aby edytować style wzorca tekstu</text:span></text:p>
            <text:list text:style-name="a177">
              <text:list-item>
                <text:list text:style-name="a177">
                  <text:list-item>
                    <text:p text:style-name="a176" text:class-names="" text:cond-style-name=""><text:span text:style-name="a175" text:class-names="">Drugi poziom</text:span></text:p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p text:style-name="a179" text:class-names="" text:cond-style-name=""><text:span text:style-name="a17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p text:style-name="a182" text:class-names="" text:cond-style-name=""><text:span text:style-name="a18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list text:style-name="a186">
                          <text:list-item>
                            <text:list text:style-name="a186">
                              <text:list-item>
                                <text:p text:style-name="a185" text:class-names="" text:cond-style-name=""><text:span text:style-name="a18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188" draw:name="Symbol zastępczy obrazu slajdu 7">
          <svg:title/>
          <svg:desc/>
        </draw:page-thumbnail>
        <draw:frame draw:id="id10" presentation:style-name="a191" draw:name="Symbol zastępczy notatek 8" svg:x="0.82677in" svg:y="5.55394in" svg:width="6.61378in" svg:height="5.26142in" presentation:class="notes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1" presentation:style-name="a194" draw:name="Symbol zastępczy nagłówka 9" svg:x="0in" svg:y="0in" svg:width="3.5878in" svg:height="0.58425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12" presentation:style-name="a197" draw:name="Symbol zastępczy daty 10" svg:x="4.67953in" svg:y="0in" svg:width="3.5878in" svg:height="0.58425in" presentation:class="date-time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3" presentation:style-name="a200" draw:name="Symbol zastępczy stopki 11" svg:x="0in" svg:y="11.10827in" svg:width="3.5878in" svg:height="0.58425in" presentation:class="foot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14" presentation:style-name="a203" draw:name="Symbol zastępczy numeru slajdu 12" svg:x="4.67953in" svg:y="11.10827in" svg:width="3.5878in" svg:height="0.58425in" presentation:class="page-number" presentation:placeholder="false">
          <draw:text-box>
            <text:p text:style-name="a202" text:class-names="" text:cond-style-name=""><text:span text:style-name="a201" text:class-names=""><text:page-number style:num-format="1" text:fixed="false"/></text:span></text:p>
          </draw:text-box>
          <svg:title/>
          <svg:desc/>
        </draw:frame>
        <draw:frame draw:id="id15" presentation:style-name="a206" draw:name="Symbol zastępczy stopki 5" svg:x="0in" svg:y="11.1059in" svg:width="3.58333in" svg:height="0.58681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16" presentation:style-name="a209" draw:name="Symbol zastępczy numeru slajdu 6" svg:x="4.68229in" svg:y="11.1059in" svg:width="3.58333in" svg:height="0.58681in" presentation:class="page-number" presentation:placeholder="false">
          <draw:text-box>
            <text:p text:style-name="a208" text:class-names="" text:cond-style-name=""><text:span text:style-name="a2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211">
      <draw:frame draw:id="id27" presentation:style-name="a214" draw:name="Tytuł 1" svg:x="0.75174in" svg:y="1.54688in" svg:width="9.50868in" svg:height="2.57812in" presentation:class="title" presentation:placeholder="false">
        <draw:text-box>
          <text:p text:style-name="a213" text:class-names="" text:cond-style-name=""><text:span text:style-name="a212" text:class-names="">Kliknij, aby edytować styl</text:span></text:p>
        </draw:text-box>
        <svg:title/>
        <svg:desc/>
      </draw:frame>
      <draw:frame draw:id="id28" presentation:style-name="a218" draw:name="Symbol zastępczy tekstu 2" svg:x="0.75174in" svg:y="4.14931in" svg:width="9.50868in" svg:height="1.35764in" presentation:class="outline" presentation:placeholder="false">
        <draw:text-box>
          <text:list text:style-name="a217">
            <text:list-item>
              <text:p text:style-name="a216" text:class-names="" text:cond-style-name=""><text:span text:style-name="a215" text:class-names="">Kliknij, aby edytować style wzorca tekstu</text:span></text:p>
            </text:list-item>
          </text:list>
        </draw:text-box>
        <svg:title/>
        <svg:desc/>
      </draw:frame>
      <draw:frame draw:id="id29" presentation:style-name="a221" draw:name="Symbol zastępczy daty 3" svg:x="0.55118in" svg:y="5.64882in" svg:width="2.56811in" svg:height="0.42717in" presentation:class="date-time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0" presentation:style-name="a224" draw:name="Symbol zastępczy stopki 4" svg:x="3.77008in" svg:y="5.64882in" svg:width="3.49409in" svg:height="0.42717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1" presentation:style-name="a227" draw:name="Symbol zastępczy numeru slajdu 5" svg:x="7.90394in" svg:y="5.64882in" svg:width="2.56811in" svg:height="0.42717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  <presentation:notes style:page-layout-name="pageLayout2" draw:style-name="a273">
        <draw:frame draw:id="id5" presentation:style-name="a230" draw:name="Symbol zastępczy nagłówka 1" svg:x="0in" svg:y="0in" svg:width="3.58333in" svg:height="0.58681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6" presentation:style-name="a234" draw:name="Symbol zastępczy daty 2" svg:x="4.68229in" svg:y="0in" svg:width="3.58333in" svg:height="0.58681in" presentation:class="date-time" presentation:placeholder="false">
          <draw:text-box>
            <text:p text:style-name="a233" text:class-names="" text:cond-style-name=""><text:span text:style-name="a231" text:class-names=""><text:date text:fixed="false" style:data-style-name="a232"/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235" draw:name="Symbol zastępczy obrazu slajdu 3">
          <svg:title/>
          <svg:desc/>
        </draw:page-thumbnail>
        <draw:frame draw:id="id8" presentation:style-name="a250" draw:name="Symbol zastępczy notatek 4" svg:x="0.82639in" svg:y="5.62674in" svg:width="6.61458in" svg:height="4.60417in" presentation:class="notes" presentation:placeholder="false">
          <draw:text-box>
            <text:p text:style-name="a237" text:class-names="" text:cond-style-name=""><text:span text:style-name="a236" text:class-names="">Kliknij, aby edytować style wzorca tekstu</text:span></text:p>
            <text:list text:style-name="a240">
              <text:list-item>
                <text:list text:style-name="a240">
                  <text:list-item>
                    <text:p text:style-name="a239" text:class-names="" text:cond-style-name=""><text:span text:style-name="a238" text:class-names="">Drugi poziom</text:span></text:p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p text:style-name="a242" text:class-names="" text:cond-style-name=""><text:span text:style-name="a24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list text:style-name="a246">
                          <text:list-item>
                            <text:p text:style-name="a245" text:class-names="" text:cond-style-name=""><text:span text:style-name="a24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list text:style-name="a249">
                          <text:list-item>
                            <text:list text:style-name="a249">
                              <text:list-item>
                                <text:p text:style-name="a248" text:class-names="" text:cond-style-name=""><text:span text:style-name="a24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251" draw:name="Symbol zastępczy obrazu slajdu 7">
          <svg:title/>
          <svg:desc/>
        </draw:page-thumbnail>
        <draw:frame draw:id="id10" presentation:style-name="a254" draw:name="Symbol zastępczy notatek 8" svg:x="0.82677in" svg:y="5.55394in" svg:width="6.61378in" svg:height="5.26142in" presentation:class="notes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1" presentation:style-name="a257" draw:name="Symbol zastępczy nagłówka 9" svg:x="0in" svg:y="0in" svg:width="3.5878in" svg:height="0.58425in" presentation:class="head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2" presentation:style-name="a260" draw:name="Symbol zastępczy daty 10" svg:x="4.67953in" svg:y="0in" svg:width="3.5878in" svg:height="0.58425in" presentation:class="date-time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13" presentation:style-name="a263" draw:name="Symbol zastępczy stopki 11" svg:x="0in" svg:y="11.10827in" svg:width="3.5878in" svg:height="0.58425in" presentation:class="foot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14" presentation:style-name="a266" draw:name="Symbol zastępczy numeru slajdu 12" svg:x="4.67953in" svg:y="11.10827in" svg:width="3.5878in" svg:height="0.58425in" presentation:class="page-number" presentation:placeholder="false">
          <draw:text-box>
            <text:p text:style-name="a265" text:class-names="" text:cond-style-name=""><text:span text:style-name="a264" text:class-names=""><text:page-number style:num-format="1" text:fixed="false"/></text:span></text:p>
          </draw:text-box>
          <svg:title/>
          <svg:desc/>
        </draw:frame>
        <draw:frame draw:id="id15" presentation:style-name="a269" draw:name="Symbol zastępczy stopki 5" svg:x="0in" svg:y="11.1059in" svg:width="3.58333in" svg:height="0.58681in" presentation:class="foot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16" presentation:style-name="a272" draw:name="Symbol zastępczy numeru slajdu 6" svg:x="4.68229in" svg:y="11.1059in" svg:width="3.58333in" svg:height="0.58681in" presentation:class="page-number" presentation:placeholder="false">
          <draw:text-box>
            <text:p text:style-name="a271" text:class-names="" text:cond-style-name=""><text:span text:style-name="a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74">
      <draw:frame draw:id="id32" presentation:style-name="a277" draw:name="Tytuł 1" svg:x="0.55118in" svg:y="0.24724in" svg:width="9.92087in" svg:height="1.03504in" presentation:class="title" presentation:placeholder="false">
        <draw:text-box>
          <text:p text:style-name="a276" text:class-names="" text:cond-style-name=""><text:span text:style-name="a275" text:class-names="">Kliknij, aby edytować styl</text:span></text:p>
        </draw:text-box>
        <svg:title/>
        <svg:desc/>
      </draw:frame>
      <draw:frame draw:id="id33" presentation:style-name="a292" draw:name="Symbol zastępczy zawartości 2" svg:x="0.55035in" svg:y="1.45139in" svg:width="4.87674in" svg:height="3.59549in" presentation:class="object" presentation:placeholder="false">
        <draw:text-box>
          <text:p text:style-name="a279" text:class-names="" text:cond-style-name=""><text:span text:style-name="a278" text:class-names="">Kliknij, aby edytować style wzorca tekstu</text:span></text:p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Drugi poziom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07" draw:name="Symbol zastępczy zawartości 3" svg:x="5.59375in" svg:y="1.45139in" svg:width="4.87847in" svg:height="3.59549in" presentation:class="object" presentation:placeholder="false">
        <draw:text-box>
          <text:p text:style-name="a294" text:class-names="" text:cond-style-name=""><text:span text:style-name="a293" text:class-names="">Kliknij, aby edytować style wzorca tekstu</text:span></text:p>
          <text:list text:style-name="a297">
            <text:list-item>
              <text:list text:style-name="a297">
                <text:list-item>
                  <text:p text:style-name="a296" text:class-names="" text:cond-style-name=""><text:span text:style-name="a295" text:class-names="">Drugi poziom</text:span></text:p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p text:style-name="a299" text:class-names="" text:cond-style-name=""><text:span text:style-name="a298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p text:style-name="a302" text:class-names="" text:cond-style-name=""><text:span text:style-name="a301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4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0" draw:name="Symbol zastępczy daty 4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36" presentation:style-name="a313" draw:name="Symbol zastępczy stopki 5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37" presentation:style-name="a316" draw:name="Symbol zastępczy numeru slajdu 6" svg:x="7.90394in" svg:y="5.64882in" svg:width="2.56811in" svg:height="0.42717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  <presentation:notes style:page-layout-name="pageLayout2" draw:style-name="a362">
        <draw:frame draw:id="id5" presentation:style-name="a319" draw:name="Symbol zastępczy nagłówka 1" svg:x="0in" svg:y="0in" svg:width="3.58333in" svg:height="0.58681in" presentation:class="head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6" presentation:style-name="a323" draw:name="Symbol zastępczy daty 2" svg:x="4.68229in" svg:y="0in" svg:width="3.58333in" svg:height="0.58681in" presentation:class="date-time" presentation:placeholder="false">
          <draw:text-box>
            <text:p text:style-name="a322" text:class-names="" text:cond-style-name=""><text:span text:style-name="a320" text:class-names=""><text:date text:fixed="false" style:data-style-name="a321"/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324" draw:name="Symbol zastępczy obrazu slajdu 3">
          <svg:title/>
          <svg:desc/>
        </draw:page-thumbnail>
        <draw:frame draw:id="id8" presentation:style-name="a339" draw:name="Symbol zastępczy notatek 4" svg:x="0.82639in" svg:y="5.62674in" svg:width="6.61458in" svg:height="4.60417in" presentation:class="notes" presentation:placeholder="false">
          <draw:text-box>
            <text:p text:style-name="a326" text:class-names="" text:cond-style-name=""><text:span text:style-name="a325" text:class-names="">Kliknij, aby edytować style wzorca tekstu</text:span></text:p>
            <text:list text:style-name="a329">
              <text:list-item>
                <text:list text:style-name="a329">
                  <text:list-item>
                    <text:p text:style-name="a328" text:class-names="" text:cond-style-name=""><text:span text:style-name="a327" text:class-names="">Drugi poziom</text:span></text:p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p text:style-name="a331" text:class-names="" text:cond-style-name=""><text:span text:style-name="a33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35">
              <text:list-item>
                <text:list text:style-name="a335">
                  <text:list-item>
                    <text:list text:style-name="a335">
                      <text:list-item>
                        <text:list text:style-name="a335">
                          <text:list-item>
                            <text:p text:style-name="a334" text:class-names="" text:cond-style-name=""><text:span text:style-name="a33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8">
              <text:list-item>
                <text:list text:style-name="a338">
                  <text:list-item>
                    <text:list text:style-name="a338">
                      <text:list-item>
                        <text:list text:style-name="a338">
                          <text:list-item>
                            <text:list text:style-name="a338">
                              <text:list-item>
                                <text:p text:style-name="a337" text:class-names="" text:cond-style-name=""><text:span text:style-name="a33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340" draw:name="Symbol zastępczy obrazu slajdu 7">
          <svg:title/>
          <svg:desc/>
        </draw:page-thumbnail>
        <draw:frame draw:id="id10" presentation:style-name="a343" draw:name="Symbol zastępczy notatek 8" svg:x="0.82677in" svg:y="5.55394in" svg:width="6.61378in" svg:height="5.26142in" presentation:class="notes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1" presentation:style-name="a346" draw:name="Symbol zastępczy nagłówka 9" svg:x="0in" svg:y="0in" svg:width="3.5878in" svg:height="0.58425in" presentation:class="head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2" presentation:style-name="a349" draw:name="Symbol zastępczy daty 10" svg:x="4.67953in" svg:y="0in" svg:width="3.5878in" svg:height="0.58425in" presentation:class="date-time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13" presentation:style-name="a352" draw:name="Symbol zastępczy stopki 11" svg:x="0in" svg:y="11.10827in" svg:width="3.5878in" svg:height="0.58425in" presentation:class="foot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14" presentation:style-name="a355" draw:name="Symbol zastępczy numeru slajdu 12" svg:x="4.67953in" svg:y="11.10827in" svg:width="3.5878in" svg:height="0.58425in" presentation:class="page-number" presentation:placeholder="false">
          <draw:text-box>
            <text:p text:style-name="a354" text:class-names="" text:cond-style-name=""><text:span text:style-name="a353" text:class-names=""><text:page-number style:num-format="1" text:fixed="false"/></text:span></text:p>
          </draw:text-box>
          <svg:title/>
          <svg:desc/>
        </draw:frame>
        <draw:frame draw:id="id15" presentation:style-name="a358" draw:name="Symbol zastępczy stopki 5" svg:x="0in" svg:y="11.1059in" svg:width="3.58333in" svg:height="0.5868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6" presentation:style-name="a361" draw:name="Symbol zastępczy numeru slajdu 6" svg:x="4.68229in" svg:y="11.1059in" svg:width="3.58333in" svg:height="0.5868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63">
      <draw:frame draw:id="id38" presentation:style-name="a366" draw:name="Tytuł 1" svg:x="0.75868in" svg:y="0.32986in" svg:width="9.50868in" svg:height="1.19965in" presentation:class="title" presentation:placeholder="false">
        <draw:text-box>
          <text:p text:style-name="a365" text:class-names="" text:cond-style-name=""><text:span text:style-name="a364" text:class-names="">Kliknij, aby edytować styl</text:span></text:p>
        </draw:text-box>
        <svg:title/>
        <svg:desc/>
      </draw:frame>
      <draw:frame draw:id="id39" presentation:style-name="a370" draw:name="Symbol zastępczy tekstu 2" svg:x="0.75868in" svg:y="1.52083in" svg:width="4.66493in" svg:height="0.74479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Kliknij, aby edytować style wzorca tekstu</text:span></text:p>
            </text:list-item>
          </text:list>
        </draw:text-box>
        <svg:title/>
        <svg:desc/>
      </draw:frame>
      <draw:frame draw:id="id40" presentation:style-name="a385" draw:name="Symbol zastępczy zawartości 3" svg:x="0.75868in" svg:y="2.26563in" svg:width="4.66493in" svg:height="3.3316in" presentation:class="object" presentation:placeholder="false">
        <draw:text-box>
          <text:p text:style-name="a372" text:class-names="" text:cond-style-name=""><text:span text:style-name="a371" text:class-names="">Kliknij, aby edytować style wzorca tekstu</text:span></text:p>
          <text:list text:style-name="a375">
            <text:list-item>
              <text:list text:style-name="a375">
                <text:list-item>
                  <text:p text:style-name="a374" text:class-names="" text:cond-style-name=""><text:span text:style-name="a373" text:class-names="">Drugi poziom</text:span></text:p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p text:style-name="a377" text:class-names="" text:cond-style-name=""><text:span text:style-name="a37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p text:style-name="a380" text:class-names="" text:cond-style-name=""><text:span text:style-name="a37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89" draw:name="Symbol zastępczy tekstu 4" svg:x="5.5816in" svg:y="1.52083in" svg:width="4.68576in" svg:height="0.74479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Kliknij, aby edytować style wzorca tekstu</text:span></text:p>
            </text:list-item>
          </text:list>
        </draw:text-box>
        <svg:title/>
        <svg:desc/>
      </draw:frame>
      <draw:frame draw:id="id42" presentation:style-name="a404" draw:name="Symbol zastępczy zawartości 5" svg:x="5.5816in" svg:y="2.26563in" svg:width="4.68576in" svg:height="3.3316in" presentation:class="object" presentation:placeholder="false">
        <draw:text-box>
          <text:p text:style-name="a391" text:class-names="" text:cond-style-name=""><text:span text:style-name="a390" text:class-names="">Kliknij, aby edytować style wzorca tekstu</text:span></text:p>
          <text:list text:style-name="a394">
            <text:list-item>
              <text:list text:style-name="a394">
                <text:list-item>
                  <text:p text:style-name="a393" text:class-names="" text:cond-style-name=""><text:span text:style-name="a392" text:class-names="">Drugi poziom</text:span></text:p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p text:style-name="a396" text:class-names="" text:cond-style-name=""><text:span text:style-name="a39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p text:style-name="a399" text:class-names="" text:cond-style-name=""><text:span text:style-name="a39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list text:style-name="a403">
                            <text:list-item>
                              <text:p text:style-name="a402" text:class-names="" text:cond-style-name=""><text:span text:style-name="a40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407" draw:name="Symbol zastępczy daty 6" svg:x="0.55118in" svg:y="5.64882in" svg:width="2.56811in" svg:height="0.42717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44" presentation:style-name="a410" draw:name="Symbol zastępczy stopki 7" svg:x="3.77008in" svg:y="5.64882in" svg:width="3.49409in" svg:height="0.42717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5" presentation:style-name="a413" draw:name="Symbol zastępczy numeru slajdu 8" svg:x="7.90394in" svg:y="5.64882in" svg:width="2.56811in" svg:height="0.42717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16" draw:name="Symbol zastępczy nagłówka 1" svg:x="0in" svg:y="0in" svg:width="3.58333in" svg:height="0.58681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6" presentation:style-name="a420" draw:name="Symbol zastępczy daty 2" svg:x="4.68229in" svg:y="0in" svg:width="3.58333in" svg:height="0.58681in" presentation:class="date-time" presentation:placeholder="false">
          <draw:text-box>
            <text:p text:style-name="a419" text:class-names="" text:cond-style-name=""><text:span text:style-name="a417" text:class-names=""><text:date text:fixed="false" style:data-style-name="a418"/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421" draw:name="Symbol zastępczy obrazu slajdu 3">
          <svg:title/>
          <svg:desc/>
        </draw:page-thumbnail>
        <draw:frame draw:id="id8" presentation:style-name="a436" draw:name="Symbol zastępczy notatek 4" svg:x="0.82639in" svg:y="5.62674in" svg:width="6.61458in" svg:height="4.60417in" presentation:class="notes" presentation:placeholder="false">
          <draw:text-box>
            <text:p text:style-name="a423" text:class-names="" text:cond-style-name=""><text:span text:style-name="a422" text:class-names="">Kliknij, aby edytować style wzorca tekstu</text:span></text:p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>Drugi poziom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p text:style-name="a428" text:class-names="" text:cond-style-name=""><text:span text:style-name="a42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p text:style-name="a431" text:class-names="" text:cond-style-name=""><text:span text:style-name="a43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list text:style-name="a435">
                          <text:list-item>
                            <text:list text:style-name="a435">
                              <text:list-item>
                                <text:p text:style-name="a434" text:class-names="" text:cond-style-name=""><text:span text:style-name="a43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437" draw:name="Symbol zastępczy obrazu slajdu 7">
          <svg:title/>
          <svg:desc/>
        </draw:page-thumbnail>
        <draw:frame draw:id="id10" presentation:style-name="a440" draw:name="Symbol zastępczy notatek 8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1" presentation:style-name="a443" draw:name="Symbol zastępczy nagłówka 9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2" presentation:style-name="a446" draw:name="Symbol zastępczy daty 10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3" presentation:style-name="a449" draw:name="Symbol zastępczy stopki 11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4" presentation:style-name="a452" draw:name="Symbol zastępczy numeru slajdu 12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  <draw:frame draw:id="id15" presentation:style-name="a455" draw:name="Symbol zastępczy stopki 5" svg:x="0in" svg:y="11.1059in" svg:width="3.58333in" svg:height="0.58681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6" presentation:style-name="a458" draw:name="Symbol zastępczy numeru slajdu 6" svg:x="4.68229in" svg:y="11.1059in" svg:width="3.58333in" svg:height="0.58681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460">
      <draw:frame draw:id="id46" presentation:style-name="a463" draw:name="Tytuł 1" svg:x="0.55118in" svg:y="0.24724in" svg:width="9.92087in" svg:height="1.03504in" presentation:class="title" presentation:placeholder="false">
        <draw:text-box>
          <text:p text:style-name="a462" text:class-names="" text:cond-style-name=""><text:span text:style-name="a461" text:class-names="">Kliknij, aby edytować styl</text:span></text:p>
        </draw:text-box>
        <svg:title/>
        <svg:desc/>
      </draw:frame>
      <draw:frame draw:id="id47" presentation:style-name="a466" draw:name="Symbol zastępczy daty 2" svg:x="0.55118in" svg:y="5.64882in" svg:width="2.56811in" svg:height="0.42717in" presentation:class="date-time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48" presentation:style-name="a469" draw:name="Symbol zastępczy stopki 3" svg:x="3.77008in" svg:y="5.64882in" svg:width="3.49409in" svg:height="0.42717in" presentation:class="footer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49" presentation:style-name="a472" draw:name="Symbol zastępczy numeru slajdu 4" svg:x="7.90394in" svg:y="5.64882in" svg:width="2.56811in" svg:height="0.42717in" presentation:class="page-number" presentation:placeholder="false">
        <draw:text-box>
          <text:p text:style-name="a471" text:class-names="" text:cond-style-name=""><text:span text:style-name="a470" text:class-names=""><text:page-number style:num-format="1" text:fixed="false"/></text:span></text:p>
        </draw:text-box>
        <svg:title/>
        <svg:desc/>
      </draw:frame>
      <presentation:notes style:page-layout-name="pageLayout2" draw:style-name="a518">
        <draw:frame draw:id="id5" presentation:style-name="a475" draw:name="Symbol zastępczy nagłówka 1" svg:x="0in" svg:y="0in" svg:width="3.58333in" svg:height="0.58681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6" presentation:style-name="a479" draw:name="Symbol zastępczy daty 2" svg:x="4.68229in" svg:y="0in" svg:width="3.58333in" svg:height="0.58681in" presentation:class="date-time" presentation:placeholder="false">
          <draw:text-box>
            <text:p text:style-name="a478" text:class-names="" text:cond-style-name=""><text:span text:style-name="a476" text:class-names=""><text:date text:fixed="false" style:data-style-name="a477"/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480" draw:name="Symbol zastępczy obrazu slajdu 3">
          <svg:title/>
          <svg:desc/>
        </draw:page-thumbnail>
        <draw:frame draw:id="id8" presentation:style-name="a495" draw:name="Symbol zastępczy notatek 4" svg:x="0.82639in" svg:y="5.62674in" svg:width="6.61458in" svg:height="4.60417in" presentation:class="notes" presentation:placeholder="false">
          <draw:text-box>
            <text:p text:style-name="a482" text:class-names="" text:cond-style-name=""><text:span text:style-name="a481" text:class-names="">Kliknij, aby edytować style wzorca tekstu</text:span></text:p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83" text:class-names="">Drugi poziom</text:span></text:p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p text:style-name="a487" text:class-names="" text:cond-style-name=""><text:span text:style-name="a48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list text:style-name="a491">
                          <text:list-item>
                            <text:p text:style-name="a490" text:class-names="" text:cond-style-name=""><text:span text:style-name="a48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list text:style-name="a494">
                              <text:list-item>
                                <text:p text:style-name="a493" text:class-names="" text:cond-style-name=""><text:span text:style-name="a49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496" draw:name="Symbol zastępczy obrazu slajdu 7">
          <svg:title/>
          <svg:desc/>
        </draw:page-thumbnail>
        <draw:frame draw:id="id10" presentation:style-name="a499" draw:name="Symbol zastępczy notatek 8" svg:x="0.82677in" svg:y="5.55394in" svg:width="6.61378in" svg:height="5.26142in" presentation:class="notes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1" presentation:style-name="a502" draw:name="Symbol zastępczy nagłówka 9" svg:x="0in" svg:y="0in" svg:width="3.5878in" svg:height="0.58425in" presentation:class="head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12" presentation:style-name="a505" draw:name="Symbol zastępczy daty 10" svg:x="4.67953in" svg:y="0in" svg:width="3.5878in" svg:height="0.58425in" presentation:class="date-time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3" presentation:style-name="a508" draw:name="Symbol zastępczy stopki 11" svg:x="0in" svg:y="11.10827in" svg:width="3.5878in" svg:height="0.58425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4" presentation:style-name="a511" draw:name="Symbol zastępczy numeru slajdu 12" svg:x="4.67953in" svg:y="11.10827in" svg:width="3.5878in" svg:height="0.58425in" presentation:class="page-number" presentation:placeholder="false">
          <draw:text-box>
            <text:p text:style-name="a510" text:class-names="" text:cond-style-name=""><text:span text:style-name="a509" text:class-names=""><text:page-number style:num-format="1" text:fixed="false"/></text:span></text:p>
          </draw:text-box>
          <svg:title/>
          <svg:desc/>
        </draw:frame>
        <draw:frame draw:id="id15" presentation:style-name="a514" draw:name="Symbol zastępczy stopki 5" svg:x="0in" svg:y="11.1059in" svg:width="3.58333in" svg:height="0.58681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6" presentation:style-name="a517" draw:name="Symbol zastępczy numeru slajdu 6" svg:x="4.68229in" svg:y="11.1059in" svg:width="3.58333in" svg:height="0.58681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Pusty" style:page-layout-name="pageLayout1" draw:style-name="a519">
      <draw:frame draw:id="id50" presentation:style-name="a522" draw:name="Symbol zastępczy daty 1" svg:x="0.55118in" svg:y="5.64882in" svg:width="2.56811in" svg:height="0.42717in" presentation:class="date-time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51" presentation:style-name="a525" draw:name="Symbol zastępczy stopki 2" svg:x="3.77008in" svg:y="5.64882in" svg:width="3.49409in" svg:height="0.42717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52" presentation:style-name="a528" draw:name="Symbol zastępczy numeru slajdu 3" svg:x="7.90394in" svg:y="5.64882in" svg:width="2.56811in" svg:height="0.42717in" presentation:class="page-number" presentation:placeholder="false">
        <draw:text-box>
          <text:p text:style-name="a527" text:class-names="" text:cond-style-name=""><text:span text:style-name="a526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31" draw:name="Symbol zastępczy nagłówka 1" svg:x="0in" svg:y="0in" svg:width="3.58333in" svg:height="0.58681in" presentation:class="head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6" presentation:style-name="a535" draw:name="Symbol zastępczy daty 2" svg:x="4.68229in" svg:y="0in" svg:width="3.58333in" svg:height="0.58681in" presentation:class="date-time" presentation:placeholder="false">
          <draw:text-box>
            <text:p text:style-name="a534" text:class-names="" text:cond-style-name=""><text:span text:style-name="a532" text:class-names=""><text:date text:fixed="false" style:data-style-name="a533"/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536" draw:name="Symbol zastępczy obrazu slajdu 3">
          <svg:title/>
          <svg:desc/>
        </draw:page-thumbnail>
        <draw:frame draw:id="id8" presentation:style-name="a551" draw:name="Symbol zastępczy notatek 4" svg:x="0.82639in" svg:y="5.62674in" svg:width="6.61458in" svg:height="4.60417in" presentation:class="notes" presentation:placeholder="false">
          <draw:text-box>
            <text:p text:style-name="a538" text:class-names="" text:cond-style-name=""><text:span text:style-name="a537" text:class-names="">Kliknij, aby edytować style wzorca tekstu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Drugi poziom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552" draw:name="Symbol zastępczy obrazu slajdu 7">
          <svg:title/>
          <svg:desc/>
        </draw:page-thumbnail>
        <draw:frame draw:id="id10" presentation:style-name="a555" draw:name="Symbol zastępczy notatek 8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11" presentation:style-name="a558" draw:name="Symbol zastępczy nagłówka 9" svg:x="0in" svg:y="0in" svg:width="3.5878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2" presentation:style-name="a561" draw:name="Symbol zastępczy daty 10" svg:x="4.67953in" svg:y="0in" svg:width="3.5878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3" presentation:style-name="a564" draw:name="Symbol zastępczy stopki 11" svg:x="0in" svg:y="11.10827in" svg:width="3.5878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4" presentation:style-name="a567" draw:name="Symbol zastępczy numeru slajdu 12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  <draw:frame draw:id="id15" presentation:style-name="a570" draw:name="Symbol zastępczy stopki 5" svg:x="0in" svg:y="11.1059in" svg:width="3.58333in" svg:height="0.58681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6" presentation:style-name="a573" draw:name="Symbol zastępczy numeru slajdu 6" svg:x="4.68229in" svg:y="11.1059in" svg:width="3.58333in" svg:height="0.58681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575">
      <draw:frame draw:id="id53" presentation:style-name="a578" draw:name="Tytuł 1" svg:x="0.75868in" svg:y="0.41319in" svg:width="3.55556in" svg:height="1.44792in" presentation:class="title" presentation:placeholder="false">
        <draw:text-box>
          <text:p text:style-name="a577" text:class-names="" text:cond-style-name=""><text:span text:style-name="a576" text:class-names="">Kliknij, aby edytować styl</text:span></text:p>
        </draw:text-box>
        <svg:title/>
        <svg:desc/>
      </draw:frame>
      <draw:frame draw:id="id54" presentation:style-name="a593" draw:name="Symbol zastępczy zawartości 2" svg:x="4.6875in" svg:y="0.89236in" svg:width="5.57986in" svg:height="4.40799in" presentation:class="object" presentation:placeholder="false">
        <draw:text-box>
          <text:p text:style-name="a580" text:class-names="" text:cond-style-name=""><text:span text:style-name="a579" text:class-names="">Kliknij, aby edytować style wzorca tekstu</text:span></text:p>
          <text:list text:style-name="a583">
            <text:list-item>
              <text:list text:style-name="a583">
                <text:list-item>
                  <text:p text:style-name="a582" text:class-names="" text:cond-style-name=""><text:span text:style-name="a581" text:class-names="">Drugi poziom</text:span></text:p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p text:style-name="a585" text:class-names="" text:cond-style-name=""><text:span text:style-name="a58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list text:style-name="a589">
                        <text:list-item>
                          <text:p text:style-name="a588" text:class-names="" text:cond-style-name=""><text:span text:style-name="a58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list text:style-name="a592">
                            <text:list-item>
                              <text:p text:style-name="a591" text:class-names="" text:cond-style-name=""><text:span text:style-name="a590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597" draw:name="Symbol zastępczy tekstu 3" svg:x="0.75868in" svg:y="1.86111in" svg:width="3.55556in" svg:height="3.44618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600" draw:name="Symbol zastępczy daty 4" svg:x="0.55118in" svg:y="5.64882in" svg:width="2.56811in" svg:height="0.42717in" presentation:class="date-time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57" presentation:style-name="a603" draw:name="Symbol zastępczy stopki 5" svg:x="3.77008in" svg:y="5.64882in" svg:width="3.49409in" svg:height="0.42717in" presentation:class="footer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58" presentation:style-name="a606" draw:name="Symbol zastępczy numeru slajdu 6" svg:x="7.90394in" svg:y="5.64882in" svg:width="2.56811in" svg:height="0.42717in" presentation:class="page-number" presentation:placeholder="false">
        <draw:text-box>
          <text:p text:style-name="a605" text:class-names="" text:cond-style-name=""><text:span text:style-name="a604" text:class-names=""><text:page-number style:num-format="1" text:fixed="false"/></text:span></text:p>
        </draw:text-box>
        <svg:title/>
        <svg:desc/>
      </draw:frame>
      <presentation:notes style:page-layout-name="pageLayout2" draw:style-name="a652">
        <draw:frame draw:id="id5" presentation:style-name="a609" draw:name="Symbol zastępczy nagłówka 1" svg:x="0in" svg:y="0in" svg:width="3.58333in" svg:height="0.58681in" presentation:class="head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6" presentation:style-name="a613" draw:name="Symbol zastępczy daty 2" svg:x="4.68229in" svg:y="0in" svg:width="3.58333in" svg:height="0.58681in" presentation:class="date-time" presentation:placeholder="false">
          <draw:text-box>
            <text:p text:style-name="a612" text:class-names="" text:cond-style-name=""><text:span text:style-name="a610" text:class-names=""><text:date text:fixed="false" style:data-style-name="a611"/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614" draw:name="Symbol zastępczy obrazu slajdu 3">
          <svg:title/>
          <svg:desc/>
        </draw:page-thumbnail>
        <draw:frame draw:id="id8" presentation:style-name="a629" draw:name="Symbol zastępczy notatek 4" svg:x="0.82639in" svg:y="5.62674in" svg:width="6.61458in" svg:height="4.60417in" presentation:class="notes" presentation:placeholder="false">
          <draw:text-box>
            <text:p text:style-name="a616" text:class-names="" text:cond-style-name=""><text:span text:style-name="a615" text:class-names="">Kliknij, aby edytować style wzorca tekstu</text:span></text:p>
            <text:list text:style-name="a619">
              <text:list-item>
                <text:list text:style-name="a619">
                  <text:list-item>
                    <text:p text:style-name="a618" text:class-names="" text:cond-style-name=""><text:span text:style-name="a617" text:class-names="">Drugi poziom</text:span></text:p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p text:style-name="a621" text:class-names="" text:cond-style-name=""><text:span text:style-name="a62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list text:style-name="a625">
                          <text:list-item>
                            <text:p text:style-name="a624" text:class-names="" text:cond-style-name=""><text:span text:style-name="a62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list text:style-name="a628">
                              <text:list-item>
                                <text:p text:style-name="a627" text:class-names="" text:cond-style-name=""><text:span text:style-name="a62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630" draw:name="Symbol zastępczy obrazu slajdu 7">
          <svg:title/>
          <svg:desc/>
        </draw:page-thumbnail>
        <draw:frame draw:id="id10" presentation:style-name="a633" draw:name="Symbol zastępczy notatek 8" svg:x="0.82677in" svg:y="5.55394in" svg:width="6.61378in" svg:height="5.26142in" presentation:class="notes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1" presentation:style-name="a636" draw:name="Symbol zastępczy nagłówka 9" svg:x="0in" svg:y="0in" svg:width="3.5878in" svg:height="0.58425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2" presentation:style-name="a639" draw:name="Symbol zastępczy daty 10" svg:x="4.67953in" svg:y="0in" svg:width="3.5878in" svg:height="0.58425in" presentation:class="date-time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13" presentation:style-name="a642" draw:name="Symbol zastępczy stopki 11" svg:x="0in" svg:y="11.10827in" svg:width="3.5878in" svg:height="0.58425in" presentation:class="footer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14" presentation:style-name="a645" draw:name="Symbol zastępczy numeru slajdu 12" svg:x="4.67953in" svg:y="11.10827in" svg:width="3.5878in" svg:height="0.58425in" presentation:class="page-number" presentation:placeholder="false">
          <draw:text-box>
            <text:p text:style-name="a644" text:class-names="" text:cond-style-name=""><text:span text:style-name="a643" text:class-names=""><text:page-number style:num-format="1" text:fixed="false"/></text:span></text:p>
          </draw:text-box>
          <svg:title/>
          <svg:desc/>
        </draw:frame>
        <draw:frame draw:id="id15" presentation:style-name="a648" draw:name="Symbol zastępczy stopki 5" svg:x="0in" svg:y="11.1059in" svg:width="3.58333in" svg:height="0.58681in" presentation:class="foot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6" presentation:style-name="a651" draw:name="Symbol zastępczy numeru slajdu 6" svg:x="4.68229in" svg:y="11.1059in" svg:width="3.58333in" svg:height="0.58681in" presentation:class="page-number" presentation:placeholder="false">
          <draw:text-box>
            <text:p text:style-name="a650" text:class-names="" text:cond-style-name=""><text:span text:style-name="a6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653">
      <draw:frame draw:id="id59" presentation:style-name="a656" draw:name="Tytuł 1" svg:x="0.75868in" svg:y="0.41319in" svg:width="3.55556in" svg:height="1.44792in" presentation:class="title" presentation:placeholder="false">
        <draw:text-box>
          <text:p text:style-name="a655" text:class-names="" text:cond-style-name=""><text:span text:style-name="a654" text:class-names="">Kliknij, aby edytować styl</text:span></text:p>
        </draw:text-box>
        <svg:title/>
        <svg:desc/>
      </draw:frame>
      <draw:frame draw:id="id60" presentation:style-name="a659" draw:name="Symbol zastępczy obrazu 2" svg:x="4.6875in" svg:y="0.89236in" svg:width="5.57986in" svg:height="4.40799in" presentation:class="graphic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61" presentation:style-name="a663" draw:name="Symbol zastępczy tekstu 3" svg:x="0.75868in" svg:y="1.86111in" svg:width="3.55556in" svg:height="3.44618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Kliknij, aby edytować style wzorca tekstu</text:span></text:p>
            </text:list-item>
          </text:list>
        </draw:text-box>
        <svg:title/>
        <svg:desc/>
      </draw:frame>
      <draw:frame draw:id="id62" presentation:style-name="a666" draw:name="Symbol zastępczy daty 4" svg:x="0.55118in" svg:y="5.64882in" svg:width="2.56811in" svg:height="0.42717in" presentation:class="date-time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63" presentation:style-name="a669" draw:name="Symbol zastępczy stopki 5" svg:x="3.77008in" svg:y="5.64882in" svg:width="3.49409in" svg:height="0.42717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64" presentation:style-name="a672" draw:name="Symbol zastępczy numeru slajdu 6" svg:x="7.90394in" svg:y="5.64882in" svg:width="2.56811in" svg:height="0.42717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  <presentation:notes style:page-layout-name="pageLayout2" draw:style-name="a718">
        <draw:frame draw:id="id5" presentation:style-name="a675" draw:name="Symbol zastępczy nagłówka 1" svg:x="0in" svg:y="0in" svg:width="3.58333in" svg:height="0.58681in" presentation:class="head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6" presentation:style-name="a679" draw:name="Symbol zastępczy daty 2" svg:x="4.68229in" svg:y="0in" svg:width="3.58333in" svg:height="0.58681in" presentation:class="date-time" presentation:placeholder="false">
          <draw:text-box>
            <text:p text:style-name="a678" text:class-names="" text:cond-style-name=""><text:span text:style-name="a676" text:class-names=""><text:date text:fixed="false" style:data-style-name="a677"/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680" draw:name="Symbol zastępczy obrazu slajdu 3">
          <svg:title/>
          <svg:desc/>
        </draw:page-thumbnail>
        <draw:frame draw:id="id8" presentation:style-name="a695" draw:name="Symbol zastępczy notatek 4" svg:x="0.82639in" svg:y="5.62674in" svg:width="6.61458in" svg:height="4.60417in" presentation:class="notes" presentation:placeholder="false">
          <draw:text-box>
            <text:p text:style-name="a682" text:class-names="" text:cond-style-name=""><text:span text:style-name="a681" text:class-names="">Kliknij, aby edytować style wzorca tekstu</text:span></text:p>
            <text:list text:style-name="a685">
              <text:list-item>
                <text:list text:style-name="a685">
                  <text:list-item>
                    <text:p text:style-name="a684" text:class-names="" text:cond-style-name=""><text:span text:style-name="a683" text:class-names="">Drugi poziom</text:span></text:p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p text:style-name="a687" text:class-names="" text:cond-style-name=""><text:span text:style-name="a68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list text:style-name="a691">
                          <text:list-item>
                            <text:p text:style-name="a690" text:class-names="" text:cond-style-name=""><text:span text:style-name="a68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list text:style-name="a694">
                              <text:list-item>
                                <text:p text:style-name="a693" text:class-names="" text:cond-style-name=""><text:span text:style-name="a69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696" draw:name="Symbol zastępczy obrazu slajdu 7">
          <svg:title/>
          <svg:desc/>
        </draw:page-thumbnail>
        <draw:frame draw:id="id10" presentation:style-name="a699" draw:name="Symbol zastępczy notatek 8" svg:x="0.82677in" svg:y="5.55394in" svg:width="6.61378in" svg:height="5.26142in" presentation:class="notes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11" presentation:style-name="a702" draw:name="Symbol zastępczy nagłówka 9" svg:x="0in" svg:y="0in" svg:width="3.5878in" svg:height="0.58425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2" presentation:style-name="a705" draw:name="Symbol zastępczy daty 10" svg:x="4.67953in" svg:y="0in" svg:width="3.5878in" svg:height="0.58425in" presentation:class="date-time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3" presentation:style-name="a708" draw:name="Symbol zastępczy stopki 11" svg:x="0in" svg:y="11.10827in" svg:width="3.5878in" svg:height="0.58425in" presentation:class="foot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14" presentation:style-name="a711" draw:name="Symbol zastępczy numeru slajdu 12" svg:x="4.67953in" svg:y="11.10827in" svg:width="3.5878in" svg:height="0.58425in" presentation:class="page-number" presentation:placeholder="false">
          <draw:text-box>
            <text:p text:style-name="a710" text:class-names="" text:cond-style-name=""><text:span text:style-name="a709" text:class-names=""><text:page-number style:num-format="1" text:fixed="false"/></text:span></text:p>
          </draw:text-box>
          <svg:title/>
          <svg:desc/>
        </draw:frame>
        <draw:frame draw:id="id15" presentation:style-name="a714" draw:name="Symbol zastępczy stopki 5" svg:x="0in" svg:y="11.1059in" svg:width="3.58333in" svg:height="0.58681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6" presentation:style-name="a717" draw:name="Symbol zastępczy numeru slajdu 6" svg:x="4.68229in" svg:y="11.1059in" svg:width="3.58333in" svg:height="0.58681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719">
      <draw:frame draw:id="id65" presentation:style-name="a722" draw:name="Tytuł 1" svg:x="0.55118in" svg:y="0.24724in" svg:width="9.92087in" svg:height="1.03504in" presentation:class="title" presentation:placeholder="false">
        <draw:text-box>
          <text:p text:style-name="a721" text:class-names="" text:cond-style-name=""><text:span text:style-name="a720" text:class-names="">Kliknij, aby edytować styl</text:span></text:p>
        </draw:text-box>
        <svg:title/>
        <svg:desc/>
      </draw:frame>
      <draw:frame draw:id="id66" presentation:style-name="a738" draw:name="Symbol zastępczy tytułu pionowego 2" svg:x="0.55118in" svg:y="1.45079in" svg:width="9.92087in" svg:height="3.59606in" presentation:class="outline" presentation:placeholder="false">
        <draw:text-box>
          <text:list text:style-name="a725">
            <text:list-item>
              <text:p text:style-name="a724" text:class-names="" text:cond-style-name=""><text:span text:style-name="a723" text:class-names="">Kliknij, aby edytować style wzorca tekstu</text:span></text:p>
            </text:list-item>
          </text:list>
          <text:list text:style-name="a728">
            <text:list-item>
              <text:list text:style-name="a728">
                <text:list-item>
                  <text:p text:style-name="a727" text:class-names="" text:cond-style-name=""><text:span text:style-name="a726" text:class-names="">Drugi poziom</text:span></text:p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p text:style-name="a730" text:class-names="" text:cond-style-name=""><text:span text:style-name="a72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p text:style-name="a733" text:class-names="" text:cond-style-name=""><text:span text:style-name="a73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list text:style-name="a737">
                            <text:list-item>
                              <text:p text:style-name="a736" text:class-names="" text:cond-style-name=""><text:span text:style-name="a73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41" draw:name="Symbol zastępczy daty 3" svg:x="0.55118in" svg:y="5.64882in" svg:width="2.56811in" svg:height="0.42717in" presentation:class="date-time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68" presentation:style-name="a744" draw:name="Symbol zastępczy stopki 4" svg:x="3.77008in" svg:y="5.64882in" svg:width="3.49409in" svg:height="0.42717in" presentation:class="footer" presentation:placeholder="false">
        <draw:text-box>
          <text:p text:style-name="a743" text:class-names="" text:cond-style-name=""><text:span text:style-name="a742" text:class-names=""/></text:p>
        </draw:text-box>
        <svg:title/>
        <svg:desc/>
      </draw:frame>
      <draw:frame draw:id="id69" presentation:style-name="a747" draw:name="Symbol zastępczy numeru slajdu 5" svg:x="7.90394in" svg:y="5.64882in" svg:width="2.56811in" svg:height="0.42717in" presentation:class="page-number" presentation:placeholder="false">
        <draw:text-box>
          <text:p text:style-name="a746" text:class-names="" text:cond-style-name=""><text:span text:style-name="a745" text:class-names=""><text:page-number style:num-format="1" text:fixed="false"/></text:span></text:p>
        </draw:text-box>
        <svg:title/>
        <svg:desc/>
      </draw:frame>
      <presentation:notes style:page-layout-name="pageLayout2" draw:style-name="a793">
        <draw:frame draw:id="id5" presentation:style-name="a750" draw:name="Symbol zastępczy nagłówka 1" svg:x="0in" svg:y="0in" svg:width="3.58333in" svg:height="0.58681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6" presentation:style-name="a754" draw:name="Symbol zastępczy daty 2" svg:x="4.68229in" svg:y="0in" svg:width="3.58333in" svg:height="0.58681in" presentation:class="date-time" presentation:placeholder="false">
          <draw:text-box>
            <text:p text:style-name="a753" text:class-names="" text:cond-style-name=""><text:span text:style-name="a751" text:class-names=""><text:date text:fixed="false" style:data-style-name="a752"/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755" draw:name="Symbol zastępczy obrazu slajdu 3">
          <svg:title/>
          <svg:desc/>
        </draw:page-thumbnail>
        <draw:frame draw:id="id8" presentation:style-name="a770" draw:name="Symbol zastępczy notatek 4" svg:x="0.82639in" svg:y="5.62674in" svg:width="6.61458in" svg:height="4.60417in" presentation:class="notes" presentation:placeholder="false">
          <draw:text-box>
            <text:p text:style-name="a757" text:class-names="" text:cond-style-name=""><text:span text:style-name="a756" text:class-names="">Kliknij, aby edytować style wzorca tekstu</text:span></text:p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Drugi poziom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p text:style-name="a762" text:class-names="" text:cond-style-name=""><text:span text:style-name="a761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p text:style-name="a765" text:class-names="" text:cond-style-name=""><text:span text:style-name="a764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list text:style-name="a769">
                          <text:list-item>
                            <text:list text:style-name="a769">
                              <text:list-item>
                                <text:p text:style-name="a768" text:class-names="" text:cond-style-name=""><text:span text:style-name="a767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771" draw:name="Symbol zastępczy obrazu slajdu 7">
          <svg:title/>
          <svg:desc/>
        </draw:page-thumbnail>
        <draw:frame draw:id="id10" presentation:style-name="a774" draw:name="Symbol zastępczy notatek 8" svg:x="0.82677in" svg:y="5.55394in" svg:width="6.61378in" svg:height="5.26142in" presentation:class="notes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1" presentation:style-name="a777" draw:name="Symbol zastępczy nagłówka 9" svg:x="0in" svg:y="0in" svg:width="3.5878in" svg:height="0.58425in" presentation:class="head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2" presentation:style-name="a780" draw:name="Symbol zastępczy daty 10" svg:x="4.67953in" svg:y="0in" svg:width="3.5878in" svg:height="0.58425in" presentation:class="date-time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3" presentation:style-name="a783" draw:name="Symbol zastępczy stopki 11" svg:x="0in" svg:y="11.10827in" svg:width="3.5878in" svg:height="0.58425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4" presentation:style-name="a786" draw:name="Symbol zastępczy numeru slajdu 12" svg:x="4.67953in" svg:y="11.10827in" svg:width="3.5878in" svg:height="0.58425in" presentation:class="page-number" presentation:placeholder="false">
          <draw:text-box>
            <text:p text:style-name="a785" text:class-names="" text:cond-style-name=""><text:span text:style-name="a784" text:class-names=""><text:page-number style:num-format="1" text:fixed="false"/></text:span></text:p>
          </draw:text-box>
          <svg:title/>
          <svg:desc/>
        </draw:frame>
        <draw:frame draw:id="id15" presentation:style-name="a789" draw:name="Symbol zastępczy stopki 5" svg:x="0in" svg:y="11.1059in" svg:width="3.58333in" svg:height="0.58681in" presentation:class="foot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6" presentation:style-name="a792" draw:name="Symbol zastępczy numeru slajdu 6" svg:x="4.68229in" svg:y="11.1059in" svg:width="3.58333in" svg:height="0.58681in" presentation:class="page-number" presentation:placeholder="false">
          <draw:text-box>
            <text:p text:style-name="a791" text:class-names="" text:cond-style-name=""><text:span text:style-name="a7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794">
      <draw:frame draw:id="id70" presentation:style-name="a797" draw:name="Tytuł pionowy 1" svg:x="7.99306in" svg:y="0.24653in" svg:width="2.47917in" svg:height="4.80035in" presentation:class="title" presentation:placeholder="false">
        <draw:text-box>
          <text:p text:style-name="a796" text:class-names="" text:cond-style-name=""><text:span text:style-name="a795" text:class-names="">Kliknij, aby edytować styl</text:span></text:p>
        </draw:text-box>
        <svg:title/>
        <svg:desc/>
      </draw:frame>
      <draw:frame draw:id="id71" presentation:style-name="a813" draw:name="Symbol zastępczy tytułu pionowego 2" svg:x="0.55035in" svg:y="0.24653in" svg:width="7.27604in" svg:height="4.80035in" presentation:class="outline" presentation:placeholder="false">
        <draw:text-box>
          <text:list text:style-name="a800">
            <text:list-item>
              <text:p text:style-name="a799" text:class-names="" text:cond-style-name=""><text:span text:style-name="a798" text:class-names="">Kliknij, aby edytować style wzorca tekstu</text:span></text:p>
            </text:list-item>
          </text:list>
          <text:list text:style-name="a803">
            <text:list-item>
              <text:list text:style-name="a803">
                <text:list-item>
                  <text:p text:style-name="a802" text:class-names="" text:cond-style-name=""><text:span text:style-name="a801" text:class-names="">Drugi poziom</text:span></text:p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p text:style-name="a805" text:class-names="" text:cond-style-name=""><text:span text:style-name="a804" text:class-names="">Trzeci poziom</text:span></text:p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p text:style-name="a808" text:class-names="" text:cond-style-name=""><text:span text:style-name="a807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list text:style-name="a812">
                        <text:list-item>
                          <text:list text:style-name="a812">
                            <text:list-item>
                              <text:p text:style-name="a811" text:class-names="" text:cond-style-name=""><text:span text:style-name="a810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816" draw:name="Symbol zastępczy daty 3" svg:x="0.55118in" svg:y="5.64882in" svg:width="2.56811in" svg:height="0.42717in" presentation:class="date-time" presentation:placeholder="false">
        <draw:text-box>
          <text:p text:style-name="a815" text:class-names="" text:cond-style-name=""><text:span text:style-name="a814" text:class-names=""/></text:p>
        </draw:text-box>
        <svg:title/>
        <svg:desc/>
      </draw:frame>
      <draw:frame draw:id="id73" presentation:style-name="a819" draw:name="Symbol zastępczy stopki 4" svg:x="3.77008in" svg:y="5.64882in" svg:width="3.49409in" svg:height="0.42717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74" presentation:style-name="a822" draw:name="Symbol zastępczy numeru slajdu 5" svg:x="7.90394in" svg:y="5.64882in" svg:width="2.56811in" svg:height="0.42717in" presentation:class="page-number" presentation:placeholder="false">
        <draw:text-box>
          <text:p text:style-name="a821" text:class-names="" text:cond-style-name=""><text:span text:style-name="a820" text:class-names=""><text:page-number style:num-format="1" text:fixed="false"/></text:span></text:p>
        </draw:text-box>
        <svg:title/>
        <svg:desc/>
      </draw:frame>
      <presentation:notes style:page-layout-name="pageLayout2" draw:style-name="a868">
        <draw:frame draw:id="id5" presentation:style-name="a825" draw:name="Symbol zastępczy nagłówka 1" svg:x="0in" svg:y="0in" svg:width="3.58333in" svg:height="0.58681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6" presentation:style-name="a829" draw:name="Symbol zastępczy daty 2" svg:x="4.68229in" svg:y="0in" svg:width="3.58333in" svg:height="0.58681in" presentation:class="date-time" presentation:placeholder="false">
          <draw:text-box>
            <text:p text:style-name="a828" text:class-names="" text:cond-style-name=""><text:span text:style-name="a826" text:class-names=""><text:date text:fixed="false" style:data-style-name="a827"/></text:span></text:p>
          </draw:text-box>
          <svg:title/>
          <svg:desc/>
        </draw:frame>
        <draw:page-thumbnail svg:x="0.62674in" svg:y="1.46181in" svg:width="7.01389in" svg:height="3.94618in" presentation:class="page" draw:id="id7" presentation:style-name="a830" draw:name="Symbol zastępczy obrazu slajdu 3">
          <svg:title/>
          <svg:desc/>
        </draw:page-thumbnail>
        <draw:frame draw:id="id8" presentation:style-name="a845" draw:name="Symbol zastępczy notatek 4" svg:x="0.82639in" svg:y="5.62674in" svg:width="6.61458in" svg:height="4.60417in" presentation:class="notes" presentation:placeholder="false">
          <draw:text-box>
            <text:p text:style-name="a832" text:class-names="" text:cond-style-name=""><text:span text:style-name="a831" text:class-names="">Kliknij, aby edytować style wzorca tekstu</text:span></text:p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Drugi poziom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p text:style-name="a837" text:class-names="" text:cond-style-name=""><text:span text:style-name="a83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p text:style-name="a840" text:class-names="" text:cond-style-name=""><text:span text:style-name="a83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list text:style-name="a844">
                          <text:list-item>
                            <text:list text:style-name="a844">
                              <text:list-item>
                                <text:p text:style-name="a843" text:class-names="" text:cond-style-name=""><text:span text:style-name="a84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9" presentation:style-name="a846" draw:name="Symbol zastępczy obrazu slajdu 7">
          <svg:title/>
          <svg:desc/>
        </draw:page-thumbnail>
        <draw:frame draw:id="id10" presentation:style-name="a849" draw:name="Symbol zastępczy notatek 8" svg:x="0.82677in" svg:y="5.55394in" svg:width="6.61378in" svg:height="5.26142in" presentation:class="notes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11" presentation:style-name="a852" draw:name="Symbol zastępczy nagłówka 9" svg:x="0in" svg:y="0in" svg:width="3.5878in" svg:height="0.58425in" presentation:class="head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2" presentation:style-name="a855" draw:name="Symbol zastępczy daty 10" svg:x="4.67953in" svg:y="0in" svg:width="3.5878in" svg:height="0.58425in" presentation:class="date-time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13" presentation:style-name="a858" draw:name="Symbol zastępczy stopki 11" svg:x="0in" svg:y="11.10827in" svg:width="3.5878in" svg:height="0.58425in" presentation:class="footer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14" presentation:style-name="a861" draw:name="Symbol zastępczy numeru slajdu 12" svg:x="4.67953in" svg:y="11.10827in" svg:width="3.5878in" svg:height="0.58425in" presentation:class="page-number" presentation:placeholder="false">
          <draw:text-box>
            <text:p text:style-name="a860" text:class-names="" text:cond-style-name=""><text:span text:style-name="a859" text:class-names=""><text:page-number style:num-format="1" text:fixed="false"/></text:span></text:p>
          </draw:text-box>
          <svg:title/>
          <svg:desc/>
        </draw:frame>
        <draw:frame draw:id="id15" presentation:style-name="a864" draw:name="Symbol zastępczy stopki 5" svg:x="0in" svg:y="11.1059in" svg:width="3.58333in" svg:height="0.58681in" presentation:class="foot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6" presentation:style-name="a867" draw:name="Symbol zastępczy numeru slajdu 6" svg:x="4.68229in" svg:y="11.1059in" svg:width="3.58333in" svg:height="0.58681in" presentation:class="page-number" presentation:placeholder="false">
          <draw:text-box>
            <text:p text:style-name="a866" text:class-names="" text:cond-style-name=""><text:span text:style-name="a86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69">
      <draw:frame draw:id="id75" presentation:style-name="a872" draw:name="Symbol zastępczy nagłówka 5" svg:x="0in" svg:y="0in" svg:width="3.5878in" svg:height="0.58425in" presentation:class="head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76" presentation:style-name="a875" draw:name="Symbol zastępczy daty 6" svg:x="4.67953in" svg:y="0in" svg:width="3.5878in" svg:height="0.58425in" presentation:class="date-time" presentation:placeholder="false">
        <draw:text-box>
          <text:p text:style-name="a874" text:class-names="" text:cond-style-name=""><text:span text:style-name="a873" text:class-names=""/></text:p>
        </draw:text-box>
        <svg:title/>
        <svg:desc/>
      </draw:frame>
      <draw:frame draw:id="id77" presentation:style-name="a878" draw:name="Symbol zastępczy stopki 7" svg:x="0in" svg:y="11.10827in" svg:width="3.5878in" svg:height="0.58425in" presentation:class="footer" presentation:placeholder="false">
        <draw:text-box>
          <text:p text:style-name="a877" text:class-names="" text:cond-style-name=""><text:span text:style-name="a876" text:class-names=""/></text:p>
        </draw:text-box>
        <svg:title/>
        <svg:desc/>
      </draw:frame>
      <draw:frame draw:id="id78" presentation:style-name="a881" draw:name="Symbol zastępczy numeru slajdu 8" svg:x="4.67953in" svg:y="11.10827in" svg:width="3.5878in" svg:height="0.58425in" presentation:class="page-number" presentation:placeholder="false">
        <draw:text-box>
          <text:p text:style-name="a880" text:class-names="" text:cond-style-name=""><text:span text:style-name="a879" text:class-names=""><text:page-number style:num-format="1" text:fixed="false"/></text:span></text:p>
        </draw:text-box>
        <svg:title/>
        <svg:desc/>
      </draw:frame>
      <draw:frame draw:id="id79" presentation:style-name="a884" draw:name="Symbol zastępczy nagłówka 1" svg:x="0in" svg:y="0in" svg:width="3.58333in" svg:height="0.58681in" presentation:class="head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80" presentation:style-name="a888" draw:name="Symbol zastępczy daty 2" svg:x="4.68229in" svg:y="0in" svg:width="3.58333in" svg:height="0.58681in" presentation:class="date-time" presentation:placeholder="false">
        <draw:text-box>
          <text:p text:style-name="a887" text:class-names="" text:cond-style-name=""><text:span text:style-name="a885" text:class-names=""><text:date text:fixed="false" style:data-style-name="a886"/></text:span></text:p>
        </draw:text-box>
        <svg:title/>
        <svg:desc/>
      </draw:frame>
      <draw:frame draw:id="id81" presentation:style-name="a891" draw:name="Symbol zastępczy stopki 3" svg:x="0in" svg:y="11.1059in" svg:width="3.58333in" svg:height="0.58681in" presentation:class="footer" presentation:placeholder="false">
        <draw:text-box>
          <text:p text:style-name="a890" text:class-names="" text:cond-style-name=""><text:span text:style-name="a889" text:class-names=""/></text:p>
        </draw:text-box>
        <svg:title/>
        <svg:desc/>
      </draw:frame>
      <draw:frame draw:id="id82" presentation:style-name="a894" draw:name="Symbol zastępczy numeru slajdu 4" svg:x="4.68229in" svg:y="11.1059in" svg:width="3.58333in" svg:height="0.58681in" presentation:class="page-number" presentation:placeholder="false">
        <draw:text-box>
          <text:p text:style-name="a893" text:class-names="" text:cond-style-name=""><text:span text:style-name="a89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zepustowość dysków</dc:title>
    <meta:creation-date>2023-10-29T17:18:04Z</meta:creation-date>
    <dc:date>2023-11-16T17:09:23Z</dc:date>
    <meta:editing-cycles>9</meta:editing-cycles>
    <meta:editing-duration>PT299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ff0000" draw:opacity="100%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>
      <style:graphic-properties draw:fill="solid" draw:fill-color="#ffbf0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Mi0">
      <style:graphic-properties draw:fill="none" draw:stroke="solid" svg:stroke-width="0.00694in" svg:stroke-color="#dddddd" svg:stroke-opacity="100%" draw:stroke-linejoin="round" svg:stroke-linecap="butt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solid" draw:fill-color="#cccccc" draw:opacity="100%" draw:stroke="solid" svg:stroke-width="0.00694in" svg:stroke-color="#b3b3b3" svg:stroke-opacity="100%" draw:stroke-linejoin="round" svg:stroke-linecap="butt"/>
    </style: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</office:automatic-styles>
  <office:body>
    <office:chart>
      <chart:chart chart:class="chart:bar" svg:height="258.9164566929134pt" svg:width="348.5763779527559pt" chart:style-name="Crt0">
        <chart:legend chart:legend-position="bottom" chart:legend-align="center" chart:style-name="Lgnd"/>
        <chart:plot-area chart:style-name="Plt0" chart:data-source-has-labels="both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title chart:style-name="AT00">
              <text:p text:style-name="a0" text:class-names="" text:cond-style-name="">GB/s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1" text:class-names="" text:cond-style-name="">Tytuł</text:p>
            </chart:title>
            <chart:categories table:cell-range-address="local-table.$A$2:.$A$4"/>
          </chart:axis>
          <chart:axis chart:dimension="z" chart:name="primary-z" chart:style-name="Axs1"/>
          <chart:series chart:label-cell-address="local-table.$B$1" chart:values-cell-range-address="local-table.$B$2:.$B$4" chart:class="chart:bar" chart:attached-axis="primary-y" chart:style-name="G0S0">
            <chart:data-point/>
            <chart:data-point chart:style-name="G0S0P1"/>
            <chart:data-point chart:style-name="G0S0P2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HDD</text:p>
              </table:table-cell>
              <table:table-cell office:value-type="string">
                <text:p>SSD</text:p>
              </table:table-cell>
              <table:table-cell office:value-type="string">
                <text:p>SSD NVMe</text:p>
              </table:table-cell>
            </table:table-row>
          </table:table-header-rows>
          <table:table-row>
            <table:table-cell office:value-type="string">
              <text:p>HDD</text:p>
            </table:table-cell>
            <table:table-cell office:value-type="float" office:value="0.15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SSD</text:p>
            </table:table-cell>
            <table:table-cell office:value-type="float" office:value="0.55000000000000004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SSD NVMe</text:p>
            </table:table-cell>
            <table:table-cell office:value-type="float" office:value="3.5"/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Mi0">
      <style:graphic-properties draw:fill="none" draw:stroke="solid" svg:stroke-width="0.00694in" svg:stroke-color="#dddddd" svg:stroke-opacity="100%" draw:stroke-linejoin="round" svg:stroke-linecap="butt"/>
    </style:style>
    <style:style style:family="chart" style:name="G0S1">
      <style:chart-properties chart:symbol-type="none" chart:vertical="tru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tru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solid" draw:fill-color="#cccccc" draw:opacity="100%" draw:stroke="solid" svg:stroke-width="0.00694in" svg:stroke-color="#b3b3b3" svg:stroke-opacity="100%" draw:stroke-linejoin="round" svg:stroke-linecap="butt"/>
    </style:style>
    <style:style style:family="chart" style:name="Plt0">
      <style:chart-properties chart:three-dimensional="true" chart:deep="false" chart:vertical="true" chart:auto-position="true" chart:right-angled-axes="true"/>
      <style:graphic-properties draw:fill="none" draw:stroke="none"/>
    </style:style>
  </office:automatic-styles>
  <office:body>
    <office:chart>
      <chart:chart chart:class="chart:bar" svg:height="259.0581889763779pt" svg:width="348.4629921259843pt" chart:style-name="Crt0">
        <chart:legend chart:legend-position="bottom" chart:legend-align="center" chart:style-name="Lgnd"/>
        <chart:plot-area chart:style-name="Plt0" chart:data-source-has-labels="both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title chart:style-name="AT00">
              <text:p text:style-name="a0" text:class-names="" text:cond-style-name="">IOPS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1" text:class-names="" text:cond-style-name="">Tytuł</text:p>
            </chart:title>
            <chart:categories table:cell-range-address="local-table.$A$2:.$A$4"/>
          </chart:axis>
          <chart:axis chart:dimension="z" chart:name="primary-z" chart:style-name="Axs1"/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wall chart:style-name="Wal0" svg:width="0.0pt"/>
          <chart:floor chart:style-name="Flr0" svg:width="0.0pt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Min</text:p>
              </table:table-cell>
              <table:table-cell office:value-type="string">
                <text:p>Max</text:p>
              </table:table-cell>
            </table:table-row>
          </table:table-header-rows>
          <table:table-row>
            <table:table-cell office:value-type="string">
              <text:p>HDD</text:p>
            </table:table-cell>
            <table:table-cell office:value-type="float" office:value="50"/>
            <table:table-cell office:value-type="float" office:value="80"/>
          </table:table-row>
          <table:table-row>
            <table:table-cell office:value-type="string">
              <text:p>SSD</text:p>
            </table:table-cell>
            <table:table-cell office:value-type="float" office:value="5000"/>
            <table:table-cell office:value-type="float" office:value="50000"/>
          </table:table-row>
          <table:table-row>
            <table:table-cell office:value-type="string">
              <text:p>SSD NVMe</text:p>
            </table:table-cell>
            <table:table-cell office:value-type="float" office:value="50000"/>
            <table:table-cell office:value-type="float" office:value="40000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